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 <text:s/><text:span text:style-name="T2">Ambre Doux (#FFBF00)</text:span><text:s/>: Une teinte chaleureuse et accueillante pour les éléments principaux, comme les icônes et les boutons.</text:p>
      <text:p text:style-name="Normal"> <text:s/><text:span text:style-name="T3">Or Sable (#E1C16E)</text:span><text:s/>: Parfait pour les arrière-plans ou les zones d'information secondaire, apportant une touche de raffinement.</text:p>
      <text:p text:style-name="Normal"> <text:s/><text:span text:style-name="T4">Brun Cannelle (#8B5A2B)</text:span><text:s/>: Pour les titres ou les éléments de contraste, cette couleur ajoute de la profondeur tout en restant dans la gamme ambrée.</text:p>
      <text:p text:style-name="Normal"> <text:s/><text:span text:style-name="T5">Beige Clair (#F5F5DC)</text:span><text:s/>: Une couleur neutre pour les fonds ou les espaces vides, qui met en valeur les autres couleurs sans les éclipser.</text:p>
      <text:p text:style-name="Normal"> <text:s/><text:span text:style-name="T6">Ambre Foncé (#FF8C00)</text:span><text:s/>: Utilisé pour les actions importantes ou les notifications, il attire l'attention tout en restant harmonieux avec les autres to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al GRELAT</meta:initial-creator>
    <dc:creator>martial GRELAT</dc:creator>
    <meta:creation-date>2024-08-14T21:24:00Z</meta:creation-date>
    <dc:date>2024-08-14T21:26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08" meta:character-count="706" meta:row-count="4" meta:non-whitespace-character-count="599"/>
  </office:meta>
</office:document-meta>
</file>